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color="#1c1c1c" fo:background-color="#ffff00"/>
    </style:style>
    <style:style style:name="P2" style:family="paragraph" style:parent-style-name="Text_20_body">
      <style:text-properties fo:background-color="#ffff00"/>
    </style:style>
    <style:style style:name="P3" style:family="paragraph" style:parent-style-name="Text_20_body">
      <style:text-properties fo:background-color="transparent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fo:background-color="#ffff66"/>
    </style:style>
    <style:style style:name="P6" style:family="paragraph" style:parent-style-name="List_20_Contents">
      <style:paragraph-properties fo:margin-left="0cm" fo:margin-right="0cm" fo:margin-top="0cm" fo:margin-bottom="0.499cm" fo:text-indent="0cm" style:auto-text-indent="false"/>
    </style:style>
    <style:style style:name="T1" style:family="text">
      <style:text-properties fo:background-color="transparen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) What is the largest animal that has ever lived?</text:p>
      <text:p text:style-name="Text_20_body">Supersaurus </text:p>
      <text:p text:style-name="P2">Blue whale </text:p>
      <text:p text:style-name="Text_20_body">Wooly mammoth</text:p>
      <text:p text:style-name="Text_20_body"/>
      <text:p text:style-name="Text_20_body">2) When did dinosaurs go extinct?</text:p>
      <text:p text:style-name="Text_20_body">15,000 years ago </text:p>
      <text:p text:style-name="P2">65 million years ago </text:p>
      <text:p text:style-name="Text_20_body">1 billion years ago <text:s/></text:p>
      <text:p text:style-name="Text_20_body"/>
      <text:p text:style-name="Text_20_body">3) Which of these is not a dinosaur?</text:p>
      <text:p text:style-name="Text_20_body">Apatosaurus </text:p>
      <text:p text:style-name="P2">Pterodactyl </text:p>
      <text:p text:style-name="Text_20_body">Megalosaurus </text:p>
      <text:p text:style-name="Text_20_body"/>
      <text:p text:style-name="Text_20_body">4) Which dinosaur family was the smartest?</text:p>
      <text:p text:style-name="P2">Dromaeosaurids </text:p>
      <text:p text:style-name="Text_20_body">Oviraptors </text:p>
      <text:p text:style-name="Text_20_body">Tyrannosaurids </text:p>
      <text:p text:style-name="Text_20_body"/>
      <text:p text:style-name="Text_20_body">5) Who first coined the term dinosauria?</text:p>
      <text:p text:style-name="Text_20_body">Joseph Leidy </text:p>
      <text:p text:style-name="Text_20_body">Charles Darwin </text:p>
      <text:p text:style-name="P2">Sir Richard Owen </text:p>
      <text:p text:style-name="Text_20_body"/>
      <text:p text:style-name="Text_20_body">6) What caused the extinction of the dinosaurs?</text:p>
      <text:p text:style-name="P2">an asteroid hitting the earth </text:p>
      <text:p text:style-name="Text_20_body">a virus </text:p>
      <text:p text:style-name="Text_20_body">man </text:p>
      <text:p text:style-name="Text_20_body"/>
      <text:p text:style-name="Text_20_body">7) During what period did Tyrannosaurus rex live?</text:p>
      <text:p text:style-name="P2">Cretaceous </text:p>
      <text:p text:style-name="Text_20_body">Triassic </text:p>
      <text:p text:style-name="Text_20_body">Jurassic </text:p>
      <text:p text:style-name="Text_20_body"/>
      <text:p text:style-name="Text_20_body"/>
      <text:p text:style-name="Text_20_body"><text:soft-page-break/>8) Which one of these dinosaurs was most like a rhinoceros?</text:p>
      <text:p text:style-name="Text_20_body">Saltopus </text:p>
      <text:p text:style-name="Text_20_body">Stegosaurus </text:p>
      <text:p text:style-name="P2">Triceratops </text:p>
      <text:p text:style-name="Text_20_body"/>
      <text:p text:style-name="Text_20_body">9) What was the largest dinosaur?</text:p>
      <text:p text:style-name="P1">Sauropods </text:p>
      <text:p text:style-name="Text_20_body">Tyrannosaurs </text:p>
      <text:p text:style-name="Text_20_body">Troodons </text:p>
      <text:p text:style-name="Text_20_body"/>
      <text:p text:style-name="Text_20_body">10) What color were dinosaurs?</text:p>
      <text:p text:style-name="Text_20_body">Grey </text:p>
      <text:p text:style-name="Text_20_body">Brown </text:p>
      <text:p text:style-name="P2">Unknown </text:p>
      <text:p text:style-name="Text_20_body"/>
      <text:p text:style-name="Text_20_body">11) What does the word dinosaur mean?</text:p>
      <text:p text:style-name="Text_20_body">Terrible breath</text:p>
      <text:p text:style-name="P2">Terrible lizard</text:p>
      <text:p text:style-name="Text_20_body">Terribly old</text:p>
      <text:p text:style-name="Text_20_body"/>
      <text:p text:style-name="Text_20_body">12) Jurassic Park was written by?</text:p>
      <text:p text:style-name="P4">Richard Attenborough</text:p>
      <text:p text:style-name="P4">Steven Spielberg</text:p>
      <text:p text:style-name="P2">Michael Crichton</text:p>
      <text:p text:style-name="P2"/>
      <text:p text:style-name="Text_20_body"><text:span text:style-name="T1">13) </text:span>One of the heaviest dinosaurs, Brachiosaurus, weighed the same as?</text:p>
      <text:p text:style-name="P5">17 African elephants</text:p>
      <text:p text:style-name="P4">10 rhinos</text:p>
      <text:p text:style-name="Text_20_body">12 polar bear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ligama Rohith Kumar</meta:initial-creator>
    <meta:creation-date>2016-11-20T12:30:34.23</meta:creation-date>
    <meta:document-statistic meta:table-count="0" meta:image-count="0" meta:object-count="0" meta:page-count="2" meta:paragraph-count="52" meta:word-count="173" meta:character-count="1073"/>
    <dc:date>2016-11-20T12:43:21.40</dc:date>
    <dc:creator>Jaligama Rohith Kumar</dc:creator>
    <meta:editing-duration>PT12M51S</meta:editing-duration>
    <meta:editing-cycles>1</meta:editing-cycles>
    <meta:generator>OpenOffice/4.1.2$Win32 OpenOffice.org_project/412m3$Build-9782</meta:generator>
  </office:meta>
</office:document-meta>
</file>